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3ff8" officeooo:paragraph-rsid="00023ff8"/>
    </style:style>
    <style:style style:name="P2" style:family="paragraph" style:parent-style-name="Standard">
      <style:text-properties fo:font-weight="bold" officeooo:rsid="00023ff8" officeooo:paragraph-rsid="00023ff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view :</text:p>
      <text:p text:style-name="P1"/>
      <text:p text:style-name="P1">1<text:span text:style-name="T1">. Object Detection</text:span></text:p>
      <text:p text:style-name="P1"><text:s text:c="6"/>- Feature ( SURF,SIFT, ORB, MOPS)</text:p>
      <text:p text:style-name="P1"><text:tab/>- Feature Extraction</text:p>
      <text:p text:style-name="P1"><text:tab/>- Feature following (Template Matching,- Hotizon/sky segmentation)</text:p>
      <text:p text:style-name="P1">- Object</text:p>
      <text:p text:style-name="P1"><text:tab/>-Colour </text:p>
      <text:p text:style-name="P1"><text:tab/>-edges/corners</text:p>
      <text:p text:style-name="P1"><text:tab/>-Texture</text:p>
      <text:p text:style-name="P1">-Optical Flow</text:p>
      <text:p text:style-name="P1"/>
      <text:p text:style-name="P2">2. Avoidance</text:p>
      <text:p text:style-name="P1"><text:s/>-Yaw</text:p>
      <text:p text:style-name="P1">- Around the obstacle</text:p>
      <text:p text:style-name="P1"><text:s text:c="12"/>- Bang Bang</text:p>
      <text:p text:style-name="P1"><text:tab/> <text:s/>-PID</text:p>
      <text:p text:style-name="P1">3. <text:span text:style-name="T1">Computation</text:span></text:p>
      <text:p text:style-name="P1">- Sub Sampling</text:p>
      <text:p text:style-name="P1"><text:s text:c="5"/>-rectangular</text:p>
      <text:p text:style-name="P1"><text:s text:c="5"/>- Random</text:p>
      <text:p text:style-name="P1">-Down Sampling</text:p>
      <text:p text:style-name="P1"/>
      <text:p text:style-name="P2">4. Localisation</text:p>
      <text:p text:style-name="P1">-Optitrack </text:p>
      <text:p text:style-name="P1">-Visual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2:58:46.277318278</meta:creation-date>
    <dc:date>2020-03-06T13:06:18.544746542</dc:date>
    <meta:editing-duration>PT7M32S</meta:editing-duration>
    <meta:editing-cycles>1</meta:editing-cycles>
    <meta:document-statistic meta:table-count="0" meta:image-count="0" meta:object-count="0" meta:page-count="1" meta:paragraph-count="24" meta:word-count="54" meta:character-count="393" meta:non-whitespace-character-count="322"/>
    <meta:generator>LibreOffice/6.0.7.3$Linux_X86_64 LibreOffice_project/00m0$Build-3</meta:generator>
  </office:meta>
</office:document-meta>
</file>